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0dad4" officeooo:paragraph-rsid="0010dad4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á ý é ó Ы́</text:p>
      <text:p text:style-name="P1">є ї</text:p>
      <text:p text:style-name="Standard">А́, а́, Е́, е́, И́, и́, О́, о́, У́, у́, Ы́, ы́, Э́, э́, Ю́, ю́, Я́, я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2T23:01:35.765429086</dc:date>
    <dc:creator>sehrguey </dc:creator>
    <meta:editing-duration>PT1H1M10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1" meta:paragraph-count="3" meta:word-count="25" meta:character-count="64" meta:non-whitespace-character-count="42"/>
  </office:meta>
</office:document-meta>
</file>